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- name: Installing and launching filebeat</text:p>
      <text:p text:style-name="Standard"><text:s text:c="2"/>hosts: webservers</text:p>
      <text:p text:style-name="Standard"><text:s text:c="2"/>become: yes</text:p>
      <text:p text:style-name="Standard"><text:s text:c="2"/>tasks:</text:p>
      <text:p text:style-name="Standard"/>
      <text:p text:style-name="Standard"><text:s text:c="2"/>- name: download filebeat deb</text:p>
      <text:p text:style-name="Standard"><text:s text:c="4"/>command: curl -L -O https://artifacts.elastic.co/downloads/beats/filebeat/filebeat-7.4.0-amd64.deb</text:p>
      <text:p text:style-name="Standard"/>
      <text:p text:style-name="Standard"><text:s text:c="2"/>- name: install filebeat deb</text:p>
      <text:p text:style-name="Standard"><text:s text:c="4"/>command: dpkg -i filebeat-7.4.0-amd64.deb</text:p>
      <text:p text:style-name="Standard"/>
      <text:p text:style-name="Standard"><text:s text:c="2"/>- name: drop in filebeat.yml</text:p>
      <text:p text:style-name="Standard"><text:s text:c="4"/>copy:</text:p>
      <text:p text:style-name="Standard"><text:s text:c="6"/>src: /etc/ansible/files/filebeat-config.yml</text:p>
      <text:p text:style-name="Standard"><text:s text:c="6"/>dest: /etc/filebeat/filebeat.yml</text:p>
      <text:p text:style-name="Standard"/>
      <text:p text:style-name="Standard"><text:s text:c="2"/>- name: enable and configure system module</text:p>
      <text:p text:style-name="Standard"><text:s text:c="4"/>command: filebeat modules enable system</text:p>
      <text:p text:style-name="Standard"/>
      <text:p text:style-name="Standard"><text:s text:c="2"/>- name: setup filebeat</text:p>
      <text:p text:style-name="Standard"><text:s text:c="4"/>command: filebeat setup</text:p>
      <text:p text:style-name="Standard"/>
      <text:p text:style-name="Standard"><text:s text:c="2"/>- name: start filebeat service</text:p>
      <text:p text:style-name="Standard"><text:s text:c="4"/>command: service filebeat star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15:19:59.558000000</meta:creation-date>
    <dc:date>2020-12-07T15:20:53.282000000</dc:date>
    <meta:editing-duration>PT53S</meta:editing-duration>
    <meta:editing-cycles>1</meta:editing-cycles>
    <meta:document-statistic meta:table-count="0" meta:image-count="0" meta:object-count="0" meta:page-count="1" meta:paragraph-count="19" meta:word-count="69" meta:character-count="623" meta:non-whitespace-character-count="519"/>
    <meta:generator>LibreOffice/7.0.1.2$Windows_X86_64 LibreOffice_project/7cbcfc562f6eb6708b5ff7d7397325de9e764452</meta:generator>
  </office:meta>
</office:document-meta>
</file>